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1.4374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2.0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r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r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e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t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or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t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e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os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re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di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v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on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n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ve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ad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ar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ib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or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r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yo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rs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on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ui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el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ol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un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ra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am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r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da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ar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ra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kie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de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eb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kha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ou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ul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e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r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on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ch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ut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ro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ven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il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om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p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ar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tun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lib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le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ai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sw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isr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ra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rn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ank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da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zm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st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or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ur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ice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lap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fin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vol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st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t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kaz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au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ly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yor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wal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av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and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uv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bre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ic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don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alb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ie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tos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ru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apu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alg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sae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sin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jor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syr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rk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ze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ana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oan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oar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mba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bla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vg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gob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as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nrd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ska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hel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hm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bal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mir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man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oma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bbi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oas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dgi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ome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gly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lig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tyr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mal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on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dr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li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ege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eme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noo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noe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mro</text:p>
          </table:table-cell>
          <table:table-cell table:number-columns-repeated="16381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gar</text:p>
          </table:table-cell>
          <table:table-cell table:number-columns-repeated="16381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per</text:p>
          </table:table-cell>
          <table:table-cell table:number-columns-repeated="16381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sib</text:p>
          </table:table-cell>
          <table:table-cell table:number-columns-repeated="16381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pcr</text:p>
          </table:table-cell>
          <table:table-cell table:number-columns-repeated="16381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als</text:p>
          </table:table-cell>
          <table:table-cell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he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sax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sil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pod</text:p>
          </table:table-cell>
          <table:table-cell table:number-columns-repeated="16381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mol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mac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bos</text:p>
          </table:table-cell>
          <table:table-cell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slo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osa</text:p>
          </table:table-cell>
          <table:table-cell table:number-columns-repeated="16381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arm</text:p>
          </table:table-cell>
          <table:table-cell table:number-columns-repeated="16381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(irn)</text:p>
          </table:table-cell>
          <table:table-cell office:value-type="string" calcext:value-type="string">
            <text:p>cote nord</text:p>
          </table:table-cell>
          <table:table-cell table:number-columns-repeated="16380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(irn)</text:p>
          </table:table-cell>
          <table:table-cell office:value-type="string" calcext:value-type="string">
            <text:p>cote sud</text:p>
          </table:table-cell>
          <table:table-cell table:number-columns-repeated="16380"/>
        </table:table-row>
        <table:table-row table:style-name="ro2" table:number-rows-repeated="10484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entres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3" table:number-columns-repeated="16381" table:default-cell-style-name="ce1"/>
        <table:table-row table:style-name="ro3">
          <table:table-cell table:style-name="ce2" office:value-type="string" calcext:value-type="string">
            <text:p>numéro de la rég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9" calcext:value-type="float">
            <text:p>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0" calcext:value-type="float">
            <text:p>1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1" calcext:value-type="float">
            <text:p>1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3" calcext:value-type="float">
            <text:p>1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4" calcext:value-type="float">
            <text:p>1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5" calcext:value-type="float">
            <text:p>15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6" calcext:value-type="float">
            <text:p>16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7" calcext:value-type="float">
            <text:p>1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8" calcext:value-type="float">
            <text:p>1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9" calcext:value-type="float">
            <text:p>1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0" calcext:value-type="float">
            <text:p>2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1" calcext:value-type="float">
            <text:p>2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2" calcext:value-type="float">
            <text:p>2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3" calcext:value-type="float">
            <text:p>2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4" calcext:value-type="float">
            <text:p>2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5" calcext:value-type="float">
            <text:p>25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6" calcext:value-type="float">
            <text:p>26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7" calcext:value-type="float">
            <text:p>2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8" calcext:value-type="float">
            <text:p>2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9" calcext:value-type="float">
            <text:p>2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0" calcext:value-type="float">
            <text:p>3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1" calcext:value-type="float">
            <text:p>3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2" calcext:value-type="float">
            <text:p>3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3" calcext:value-type="float">
            <text:p>3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4" calcext:value-type="float">
            <text:p>3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5" calcext:value-type="float">
            <text:p>35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6" calcext:value-type="float">
            <text:p>36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7" calcext:value-type="float">
            <text:p>3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8" calcext:value-type="float">
            <text:p>3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9" calcext:value-type="float">
            <text:p>3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0" calcext:value-type="float">
            <text:p>4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1" calcext:value-type="float">
            <text:p>4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2" calcext:value-type="float">
            <text:p>4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3" calcext:value-type="float">
            <text:p>4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4" calcext:value-type="float">
            <text:p>4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5" calcext:value-type="float">
            <text:p>45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6" calcext:value-type="float">
            <text:p>46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7" calcext:value-type="float">
            <text:p>4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8" calcext:value-type="float">
            <text:p>4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9" calcext:value-type="float">
            <text:p>4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0" calcext:value-type="float">
            <text:p>5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1" calcext:value-type="float">
            <text:p>5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2" calcext:value-type="float">
            <text:p>5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3" calcext:value-type="float">
            <text:p>5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4" calcext:value-type="float">
            <text:p>5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5" calcext:value-type="float">
            <text:p>55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6" calcext:value-type="float">
            <text:p>56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7" calcext:value-type="float">
            <text:p>5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8" calcext:value-type="float">
            <text:p>5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59" calcext:value-type="float">
            <text:p>5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60" calcext:value-type="float">
            <text:p>6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61" calcext:value-type="float">
            <text:p>6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62" calcext:value-type="float">
            <text:p>6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63" calcext:value-type="float">
            <text:p>6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64" calcext:value-type="float">
            <text:p>64</text:p>
          </table:table-cell>
          <table:table-cell table:number-columns-repeated="16382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ole" table:style-name="ta1"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me master</text:p>
          </table:table-cell>
          <table:table-cell table:style-name="ce2" office:value-type="string" calcext:value-type="string">
            <text:p>(optionel)</text:p>
          </table:table-cell>
          <table:table-cell table:number-columns-repeated="1638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gleterre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ance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spagne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lemagne</text:p>
          </table:table-cell>
          <table:table-cell table:number-columns-repeated="1638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talie</text:p>
          </table:table-cell>
          <table:table-cell table:number-columns-repeated="1638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ologne</text:p>
          </table:table-cell>
          <table:table-cell table:number-columns-repeated="1638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ssie</text:p>
          </table:table-cell>
          <table:table-cell table:number-columns-repeated="1638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kraine</text:p>
          </table:table-cell>
          <table:table-cell table:number-columns-repeated="16382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urquie</text:p>
          </table:table-cell>
          <table:table-cell table:number-columns-repeated="16382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gypte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entres_depart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1" table:number-rows-repeated="3">
          <table:table-cell table:number-columns-repeated="16384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ype_Cote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</text:p>
          </table:table-cell>
          <table:table-cell table:number-columns-repeated="1638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n</text:p>
          </table:table-cell>
          <table:table-cell table:number-columns-repeated="1638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s</text:p>
          </table:table-cell>
          <table:table-cell table:number-columns-repeated="1638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</text:p>
          </table:table-cell>
          <table:table-cell table:number-columns-repeated="16382"/>
        </table:table-row>
        <table:table-row table:style-name="ro3">
          <table:table-cell table:style-name="ce2" table:number-columns-repeated="2"/>
          <table:table-cell table:number-columns-repeated="16382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ones_cotiere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3" table:number-rows-repeated="6">
          <table:table-cell table:style-name="ce2" table:number-columns-repeated="2"/>
          <table:table-cell table:number-columns-repeated="16382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née_zéro" table:style-name="ta1">
        <table:table-column table:style-name="co1" table:number-columns-repeated="257" table:default-cell-style-name="ce1"/>
        <table:table-column table:style-name="co3" table:number-columns-repeated="16127" table:default-cell-style-name="ce1"/>
        <table:table-row table:style-name="ro3">
          <table:table-cell table:style-name="ce2" office:value-type="float" office:value="1424" calcext:value-type="float">
            <text:p>1424</text:p>
          </table:table-cell>
          <table:table-cell table:style-name="ce2"/>
          <table:table-cell table:style-name="ce2" office:value-type="string" calcext:value-type="string">
            <text:p>première saison à jouer est 1425 etc….</text:p>
          </table:table-cell>
          <table:table-cell table:style-name="ce2" table:number-columns-repeated="16381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3" table:target-range-address="Centres_depart.A1:Centres_depart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  <text:p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3">Page </text:span><text:span text:style-name="MT3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3-08-19T22:20:19Z</meta:creation-date>
    <dc:date>2023-09-05T13:05:12.518281788</dc:date>
    <meta:print-date>2023-08-22T13:14:20Z</meta:print-date>
    <meta:editing-cycles>26</meta:editing-cycles>
    <meta:editing-duration>PT3H30M53S</meta:editing-duration>
    <meta:document-statistic meta:table-count="7" meta:cell-count="386" meta:object-count="0"/>
    <meta:user-defined meta:name="MSIP_Label_4265dfd4-2f28-40ac-a130-d2bbe8ae537d_ActionId">547d018c-09e8-4d1d-98aa-59352b7e9302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2T13:20:34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